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Barometer</text:p>
          </table:table-cell>
          <table:table-cell table:style-name="ce8" office:value-type="string" calcext:value-type="string">
            <text:p>LPS25HBTR</text:p>
          </table:table-cell>
          <table:table-cell office:value-type="float" office:value="1" calcext:value-type="float">
            <text:p>1</text:p>
          </table:table-cell>
          <table:table-cell office:value-type="float" office:value="6.37" calcext:value-type="float">
            <text:p>6.37</text:p>
          </table:table-cell>
          <table:table-cell table:formula="of:=PRODUCT([.C14:.D14])" office:value-type="float" office:value="6.37" calcext:value-type="float">
            <text:p>6.37</text:p>
          </table:table-cell>
          <table:table-cell office:value-type="string" calcext:value-type="string">
            <text:p><text:a xlink:href="https://www.digikey.com/en/products/detail/stmicroelectronics/LPS25HBTR/5043059" xlink:type="simple">https://www.digikey.com/en/products/detail/stmicroelectronics/LPS25HBTR/5043059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6:.D16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9:.D19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3:.D23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4:.D24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7:.D27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8:.D28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4KB8NNWC/3887593" xlink:type="simple">https://www.digikey.com/en/products/detail/samsung-electro-mechanics/CL10B104KB8NNWC/3887593</text:a></text:p>
          </table:table-cell>
        </table:table-row>
        <table:table-row table:style-name="ro1">
          <table:table-cell table:style-name="ce1" office:value-type="string" calcext:value-type="string">
            <text:p>4.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9:.D29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475KP8NNNC/3886702" xlink:type="simple">https://www.digikey.com/en/products/detail/samsung-electro-mechanics/CL10A475KP8NNNC/3886702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.32</text:p>
          </table:table-cell>
          <table:table-cell table:formula="of:=PRODUCT([.C30:.D30])" office:value-type="float" office:value="1.6" calcext:value-type="float">
            <text:p>1.6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31:.D31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32:.D32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3:.D33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6:.D3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9:.D39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40:.D40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42:.D42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3:.D43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4:.D4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5:.D45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6:.D46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7:.D47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8:.D4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9:.D49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50:.D50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>
          <table:table-cell office:value-type="string" calcext:value-type="string">
            <text:p>Thermal Past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77" calcext:value-type="float">
            <text:p>10.77</text:p>
          </table:table-cell>
          <table:table-cell table:formula="of:=PRODUCT([.C51:.D51])" office:value-type="float" office:value="10.77" calcext:value-type="float">
            <text:p>10.77</text:p>
          </table:table-cell>
          <table:table-cell office:value-type="string" calcext:value-type="string">
            <text:p><text:a xlink:href="https://www.amazon.com/ARCTIC-MX-4-2019-Performance-Durability/dp/B07LDJY4X2/ref=pd_bxgy_d_sccl_2/147-2831652-7625525?psc=1" xlink:type="simple">https://www.amazon.com/ARCTIC-MX-4-2019-Performance-Durability/dp/B07LDJY4X2/ref=pd_bxgy_d_sccl_2/147-2831652-7625525?psc=1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52])" office:value-type="float" office:value="163.72" calcext:value-type="float">
            <text:p>163.72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13:48:30.7119789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8T13:49:55.246902391</dc:date>
    <meta:editing-duration>PT15H2M52S</meta:editing-duration>
    <meta:editing-cycles>30</meta:editing-cycles>
    <meta:document-statistic meta:table-count="1" meta:cell-count="275" meta:object-count="0"/>
  </office:meta>
</office:document-meta>
</file>